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953cm"/>
    </style:style>
    <style:style style:name="Tabella1.K" style:family="table-column">
      <style:table-column-properties style:column-width="1.572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56b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6bc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column table:style-name="Tabella1.K" table:number-columns-repeated="2"/>
        <table:table-header-rows>
          <table:table-row>
            <table:table-cell table:style-name="Tabella1.A1" table:number-columns-spanned="12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table:number-columns-spanned="3" office:value-type="string">
            <text:p text:style-name="P26">Totale</text:p>
          </table:table-cell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5"><text:text-input text:description="&lt;for each=&quot;name, q, um, price, total, list_detail, hw, element, red_price, fabric_text, tot2016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K4" office:value-type="string">
            <text:p text:style-name="P31"><text:span text:style-name="T10"><text:placeholder text:placeholder-type="text">&lt;('%10.5f' % tot2016).strip()&gt;</text:placeholder></text:span></text:p>
          </table:table-cell>
          <table:table-cell table:style-name="Tabella1.L4" office:value-type="string">
            <text:p text:style-name="P32"><text:span text:style-name="T10"><text:placeholder text:placeholder-type="text">&lt;list_detail&gt;</text:placeholder></text:span></text:p>
          </table:table-cell>
        </table:table-row>
        <table:table-row>
          <table:table-cell table:style-name="Tabella1.A8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12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9" table:number-columns-spanned="12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1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7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7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7-23T09:04:53.143626980</dc:date>
    <meta:editing-duration>P7DT15H41M10S</meta:editing-duration>
    <meta:editing-cycles>813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3" meta:word-count="257" meta:character-count="2137" meta:non-whitespace-character-count="1940"/>
    <meta:user-defined meta:name="Info 1"/>
    <meta:user-defined meta:name="Info 2"/>
    <meta:user-defined meta:name="Info 3"/>
    <meta:user-defined meta:name="Info 4"/>
  </office:meta>
</office:document-meta>
</file>